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29ca" officeooo:paragraph-rsid="001d29ca"/>
    </style:style>
    <text:list-style style:name="L1">
      <text:list-level-style-number text:level="1" loext:num-list-format="[000%1%]" style:num-prefix="[000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[00%2%]" style:num-prefix="[00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34247037" text:style-name="L1">
        <text:list-item>
          <text:p text:style-name="P1">level1</text:p>
          <text:list>
            <text:list-item>
              <text:p text:style-name="P1">level2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2:52:31.982000000</meta:creation-date>
    <dc:date>2021-10-28T12:53:34.558000000</dc:date>
    <meta:editing-duration>PT1M5S</meta:editing-duration>
    <meta:editing-cycles>1</meta:editing-cycles>
    <meta:document-statistic meta:table-count="0" meta:image-count="0" meta:object-count="0" meta:page-count="1" meta:paragraph-count="2" meta:word-count="3" meta:character-count="12" meta:non-whitespace-character-count="12"/>
    <meta:generator>LibreOfficeDev/7.3.0.0.alpha0$Windows_X86_64 LibreOffice_project/62f47c26ad096cf088b545f10e14f9d81e2f2cc1</meta:generator>
  </office:meta>
</office:document-meta>
</file>